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1cm" fo:min-width="4.9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96cm" fo:min-width="3.27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cm" fo:min-width="3.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26cm" fo:min-width="2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42cm" fo:min-width="2.8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1cm" fo:min-width="2.17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8cm" fo:min-width="1.862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8cm" fo:min-width="3.274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68cm" fo:min-width="2.64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24cm" fo:min-width="3.594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64cm" fo:min-width="2.964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953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23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7.75cm" svg:height="2.405cm" svg:x="6.811cm" svg:y="0.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3.25cm" svg:x="7.25cm" svg:y="4.75cm">
          <text:p text:style-name="P1">Вывод данных о программе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" draw:text-style-name="P2" draw:layer="layout" svg:width="4.25cm" svg:height="3.25cm" svg:x="8cm" svg:y="9.25cm">
          <text:p text:style-name="P1">Repeat = tru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2.75cm" svg:x="6.75cm" svg:y="13.75cm">
          <text:p text:style-name="P1">Repeat == <text:span text:style-name="T1">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4.75cm" svg:height="2.25cm" svg:x="14.5cm" svg:y="16.2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25cm" svg:height="2cm" svg:x="1.75cm" svg:y="17cm">
          <text:p text:style-name="P3"><text:span text:style-name="T2">Ввод</text:span></text:p>
          <text:p text:style-name="P3"><text:span text:style-name="T2">number_of_member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7" draw:text-style-name="P4" draw:layer="layout" svg:width="3.75cm" svg:height="2.25cm" svg:x="1.5cm" svg:y="20.5cm">
          <text:p text:style-name="P3"><text:span text:style-name="T2">Ввод number_of_da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8" draw:text-style-name="P2" draw:layer="layout" svg:width="6cm" svg:height="2.75cm" svg:x="1cm" svg:y="23.75cm">
          <text:p text:style-name="P1"><text:s/>i = 0, num_of_data,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2" draw:layer="layout" svg:width="5cm" svg:height="2.25cm" svg:x="1.5cm" svg:y="27cm">
          <text:p text:style-name="P1">Ввод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2" draw:layer="layout" svg:width="6.5cm" svg:height="2.5cm" svg:x="9.5cm" svg:y="26.5cm">
          <text:p text:style-name="P1"><text:span text:style-name="T2">Вывод countFunc(x,num_of_members);формула из &lt;cmath&gt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11" draw:text-style-name="P5" draw:layer="layout" svg:x1="10.5cm" svg:y1="2.75cm" svg:x2="10.5cm" svg:y2="4.75cm">
          <text:p/>
        </draw:line>
        <draw:line draw:style-name="gr12" draw:text-style-name="P5" draw:layer="layout" svg:x1="9.75cm" svg:y1="7.75cm" svg:x2="9.75cm" svg:y2="9.25cm">
          <text:p/>
        </draw:line>
        <draw:line draw:style-name="gr13" draw:text-style-name="P5" draw:layer="layout" svg:x1="9.75cm" svg:y1="12.25cm" svg:x2="9.75cm" svg:y2="14cm">
          <text:p/>
        </draw:line>
        <draw:line draw:style-name="gr14" draw:text-style-name="P5" draw:layer="layout" svg:x1="7.25cm" svg:y1="15cm" svg:x2="3.25cm" svg:y2="15cm">
          <text:p/>
        </draw:line>
        <draw:line draw:style-name="gr15" draw:text-style-name="P5" draw:layer="layout" svg:x1="3.25cm" svg:y1="15cm" svg:x2="3.25cm" svg:y2="17cm">
          <text:p/>
        </draw:line>
        <draw:line draw:style-name="gr16" draw:text-style-name="P5" draw:layer="layout" svg:x1="3.25cm" svg:y1="19cm" svg:x2="3.25cm" svg:y2="20.5cm">
          <text:p/>
        </draw:line>
        <draw:line draw:style-name="gr17" draw:text-style-name="P5" draw:layer="layout" svg:x1="3cm" svg:y1="22.75cm" svg:x2="3cm" svg:y2="23.75cm">
          <text:p/>
        </draw:line>
        <draw:line draw:style-name="gr18" draw:text-style-name="P5" draw:layer="layout" svg:x1="4cm" svg:y1="26.5cm" svg:x2="4cm" svg:y2="27cm">
          <text:p/>
        </draw:line>
        <draw:line draw:style-name="gr19" draw:text-style-name="P5" draw:layer="layout" svg:x1="7cm" svg:y1="25cm" svg:x2="10.5cm" svg:y2="25cm">
          <text:p/>
        </draw:line>
        <draw:custom-shape draw:style-name="gr20" draw:text-style-name="P2" draw:layer="layout" svg:width="5.5cm" svg:height="3cm" svg:x="10.25cm" svg:y="22.5cm">
          <text:p text:style-name="P1">Ввод Repea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21" draw:text-style-name="P7" draw:layer="layout" svg:width="3.334cm" svg:height="2.203cm" svg:x="7.416cm" svg:y="24.297cm">
          <draw:text-box>
            <text:p text:style-name="P6"><text:span text:style-name="T3">Нет</text:span></text:p>
            <text:p text:style-name="P6"><text:span text:style-name="T3"/></text:p>
            <text:p text:style-name="P6"><text:span text:style-name="T3"/></text:p>
          </draw:text-box>
        </draw:frame>
        <draw:frame draw:style-name="gr22" draw:text-style-name="P7" draw:layer="layout" svg:width="3.334cm" svg:height="0.646cm" svg:x="4cm" svg:y="26.5cm">
          <draw:text-box>
            <text:p text:style-name="P6"><text:span text:style-name="T3">Да</text:span></text:p>
          </draw:text-box>
        </draw:frame>
        <draw:line draw:style-name="gr23" draw:text-style-name="P5" draw:layer="layout" svg:x1="5.75cm" svg:y1="28.25cm" svg:x2="10.25cm" svg:y2="28.25cm">
          <text:p/>
        </draw:line>
        <draw:line draw:style-name="gr24" draw:text-style-name="P5" draw:layer="layout" svg:x1="10.75cm" svg:y1="27.25cm" svg:x2="6.25cm" svg:y2="25.75cm">
          <text:p/>
        </draw:line>
        <draw:line draw:style-name="gr14" draw:text-style-name="P5" draw:layer="layout" svg:x1="12.5cm" svg:y1="15cm" svg:x2="16.75cm" svg:y2="15cm">
          <text:p/>
        </draw:line>
        <draw:line draw:style-name="gr25" draw:text-style-name="P5" draw:layer="layout" svg:x1="16.75cm" svg:y1="15cm" svg:x2="16.75cm" svg:y2="16.25cm">
          <text:p/>
        </draw:line>
        <draw:line draw:style-name="gr14" draw:text-style-name="P5" draw:layer="layout" svg:x1="11.5cm" svg:y1="22.5cm" svg:x2="9.5cm" svg:y2="22.5cm">
          <text:p/>
        </draw:line>
        <draw:line draw:style-name="gr26" draw:text-style-name="P5" draw:layer="layout" svg:x1="9.5cm" svg:y1="22.5cm" svg:x2="9.5cm" svg:y2="16.25cm">
          <text:p/>
        </draw:line>
        <draw:frame draw:style-name="gr22" draw:text-style-name="P7" draw:layer="layout" svg:width="3.334cm" svg:height="0.646cm" svg:x="12.666cm" svg:y="14.25cm">
          <draw:text-box>
            <text:p text:style-name="P6"><text:span text:style-name="T3">нет</text:span></text:p>
          </draw:text-box>
        </draw:frame>
        <draw:frame draw:style-name="gr22" draw:text-style-name="P7" draw:layer="layout" svg:width="3.334cm" svg:height="0.646cm" svg:x="3.916cm" svg:y="14.5cm">
          <draw:text-box>
            <text:p text:style-name="P6"><text:span text:style-name="T3">да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00:59:18.210073836</meta:creation-date>
    <dc:date>2025-10-12T14:04:14.715267352</dc:date>
    <meta:editing-duration>PT22M14S</meta:editing-duration>
    <meta:editing-cycles>3</meta:editing-cycles>
    <meta:generator>LibreOffice/25.2.6.2$Linux_X86_64 LibreOffice_project/520$Build-2</meta:generator>
    <meta:document-statistic meta:object-count="30"/>
  </office:meta>
</office:document-meta>
</file>